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f2b62" officeooo:paragraph-rsid="001f2b62"/>
    </style:style>
    <style:style style:name="P2" style:family="paragraph" style:parent-style-name="Standard" style:list-style-name="L1">
      <style:text-properties officeooo:rsid="001f2b62" officeooo:paragraph-rsid="001f2b62"/>
    </style:style>
    <style:style style:name="P3" style:family="paragraph" style:parent-style-name="Standard" style:list-style-name="L2">
      <style:text-properties officeooo:rsid="001f2b62" officeooo:paragraph-rsid="001f2b62"/>
    </style:style>
    <style:style style:name="P4" style:family="paragraph" style:parent-style-name="Standard" style:list-style-name="L1">
      <style:text-properties officeooo:rsid="001f3c69" officeooo:paragraph-rsid="001f3c69"/>
    </style:style>
    <style:style style:name="P5" style:family="paragraph" style:parent-style-name="Standard" style:list-style-name="L1">
      <style:text-properties officeooo:rsid="0020f7d7" officeooo:paragraph-rsid="0020f7d7"/>
    </style:style>
    <style:style style:name="P6" style:family="paragraph" style:parent-style-name="Standard" style:list-style-name="L3">
      <style:text-properties officeooo:rsid="002296ad" officeooo:paragraph-rsid="002296ad"/>
    </style:style>
    <style:style style:name="P7" style:family="paragraph" style:parent-style-name="Standard">
      <style:text-properties officeooo:rsid="002296ad" officeooo:paragraph-rsid="002296ad"/>
    </style:style>
    <style:style style:name="P8" style:family="paragraph" style:parent-style-name="Standard" style:list-style-name="L1">
      <style:text-properties officeooo:rsid="00240fca" officeooo:paragraph-rsid="00262d88"/>
    </style:style>
    <style:style style:name="P9" style:family="paragraph" style:parent-style-name="Standard" style:list-style-name="L1">
      <style:text-properties officeooo:rsid="00255d0b" officeooo:paragraph-rsid="00255d0b"/>
    </style:style>
    <style:style style:name="P10" style:family="paragraph" style:parent-style-name="Standard" style:list-style-name="L4">
      <style:text-properties officeooo:paragraph-rsid="00255d0b"/>
    </style:style>
    <style:style style:name="P11" style:family="paragraph" style:parent-style-name="Standard" style:list-style-name="L1">
      <style:text-properties officeooo:rsid="0029135d" officeooo:paragraph-rsid="0029135d"/>
    </style:style>
    <style:style style:name="P12" style:family="paragraph" style:parent-style-name="Standard" style:list-style-name="L1">
      <style:text-properties officeooo:rsid="0029135d" officeooo:paragraph-rsid="002da271"/>
    </style:style>
    <style:style style:name="P13" style:family="paragraph" style:parent-style-name="Standard" style:list-style-name="L5">
      <style:text-properties officeooo:rsid="0029135d" officeooo:paragraph-rsid="0029135d"/>
    </style:style>
    <style:style style:name="P14" style:family="paragraph" style:parent-style-name="Standard">
      <style:text-properties officeooo:rsid="0029135d" officeooo:paragraph-rsid="0029135d"/>
    </style:style>
    <style:style style:name="P15" style:family="paragraph" style:parent-style-name="Standard" style:list-style-name="L6">
      <style:text-properties officeooo:rsid="002adb0a" officeooo:paragraph-rsid="002adb0a"/>
    </style:style>
    <style:style style:name="P16" style:family="paragraph" style:parent-style-name="Standard" style:list-style-name="L6">
      <style:text-properties officeooo:rsid="002c5659" officeooo:paragraph-rsid="002c5659"/>
    </style:style>
    <style:style style:name="P17" style:family="paragraph" style:parent-style-name="Standard">
      <style:text-properties officeooo:rsid="002c5659" officeooo:paragraph-rsid="002c5659"/>
    </style:style>
    <style:style style:name="P18" style:family="paragraph" style:parent-style-name="Standard" style:list-style-name="L1">
      <style:text-properties officeooo:rsid="002c5659" officeooo:paragraph-rsid="002c5659"/>
    </style:style>
    <style:style style:name="P19" style:family="paragraph" style:parent-style-name="Standard" style:list-style-name="L1">
      <style:text-properties officeooo:rsid="002da271" officeooo:paragraph-rsid="002da271"/>
    </style:style>
    <style:style style:name="T1" style:family="text">
      <style:text-properties officeooo:rsid="00255d0b"/>
    </style:style>
    <style:style style:name="T2" style:family="text">
      <style:text-properties officeooo:rsid="00262d88"/>
    </style:style>
    <style:style style:name="T3" style:family="text">
      <style:text-properties officeooo:rsid="00268da0"/>
    </style:style>
    <style:style style:name="T4" style:family="text">
      <style:text-properties officeooo:rsid="002adb0a"/>
    </style:style>
    <style:style style:name="T5" style:family="text">
      <style:text-properties officeooo:rsid="002da271"/>
    </style:style>
    <style:style style:name="T6" style:family="text">
      <style:text-properties officeooo:rsid="002db24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691638630437606439" text:style-name="L1">
        <text:list-item>
          <text:p text:style-name="P2">Здравствуйте, уважаемые члены комиссии. Меня зовут Половцев Александр и тема моей <text:s text:c="2"/><text:span text:style-name="T6">магистерской диссертации </text:span>- “Инструментальная среда для анализа программных систем”.</text:p>
        </text:list-item>
        <text:list-item>
          <text:p text:style-name="P2">С развитием вычислительных систем и ростом в них доли программной составляющей, сложность разрабатываемых программ постоянно возрастает. Также, вследствие большой конкуренции на рынке программного обеспечения, постоянно снижаются сроки разработки новых версий ПО. Эти факторы неизбежно ведут к снижению качества выпускаемых продуктов. Падение уровня качества является проблемой, особенно если программное обеспечение задействовано в критически важных сферах человеческой деятельности, например, медицине и космонавтике, так как наличие в них ошибок ведет к большому материальному ущербу и даже человеческим жертвам. Поэтому задача повышения качества является одной из самых актуальных в сфере информационных технологий. Одними из способов повышения качества программ являются аудит, статический анализ и формальные методы, которые часто реализуются в виде инструментальных средств. При разработке данных средств часто решаются похожие задачи, такие как: </text:p>
        </text:list-item>
      </text:list>
      <text:list xml:id="list1635397233798983687" text:style-name="L2">
        <text:list-item>
          <text:p text:style-name="P3">Построение моделей программы, например, абстрактного синтаксического дерева, графа потока управления, графа программных зависимостей и т.д.</text:p>
        </text:list-item>
        <text:list-item>
          <text:p text:style-name="P3">Построение различных метрик программного кода </text:p>
        </text:list-item>
        <text:list-item>
          <text:p text:style-name="P3">Реинжиниринг программного обеспечения (оптимизация, рефакторинг) </text:p>
        </text:list-item>
        <text:list-item>
          <text:p text:style-name="P3">Визуализация свойств программной системы </text:p>
        </text:list-item>
      </text:list>
      <text:p text:style-name="P1"><text:tab/>Проблема заключается в том, что данные задачи решаются каждый раз вручную для каждого языка программирования, на котором написано анализируемое программное обеспечение.</text:p>
      <text:list xml:id="list135646432806439" text:continue-list="list7691638630437606439" text:style-name="L1">
        <text:list-item>
          <text:p text:style-name="P4">Решение данной проблемы состоит в использовании промежуточного представления (или модели) системы, не зависящего от языка программирования, то есть требуется разработать языконезависимую метамодель, которая является описанием данной модели. Наиболее подходящей метамоделью является описание на уровне сущностей анализируемой системы (объектов или функций) и взаимодействия между ними (вызов функции, обращение к полю объекта). Детализация взаимодействия между сущностями при этом должна соответствовать поставленным задачам, т.е. существует проблема поиска компромисса между степенью детализации метамодели (количеством информации, которое можно из нее извлечь) и уровнем абстракции (независимостью от способа описания анализируемой системы). С увеличением степени детализации повышается мощность модели, но тем самым увеличивается ее сложность, так как необходимо учитывать специфические для каждого языка возможности описания взаимодействия объектов программной системы. С ростом же уровня абстракции уменьшается класс задач, для которых применима данная метамодель.</text:p>
        </text:list-item>
        <text:list-item>
          <text:p text:style-name="P9">На основе перечисленных задач были сформлуированы требования к инструментальной среде для анализа:</text:p>
        </text:list-item>
      </text:list>
      <text:list xml:id="list489840306714116391" text:style-name="L4">
        <text:list-item>
          <text:p text:style-name="P10"><text:span text:style-name="T1">Требования к промежуточному представлению</text:span></text:p>
          <text:list>
            <text:list-item>
              <text:p text:style-name="P10"><text:span text:style-name="T1">Независимость от языка описания анализируемой системы - метамодель должна поддерживать несколько парадигм программирования (как минимум, структурную и объектно-ориентированную) и обладать достаточной полнотой для описания специфических конструкций конкретного языка.</text:span></text:p>
            </text:list-item>
            <text:list-item>
              <text:p text:style-name="P10"><text:span text:style-name="T1">Расширяемость - возможность добавлять новые сущности по мере необходимости.</text:span></text:p>
            </text:list-item>
            <text:list-item>
              <text:p text:style-name="P10"><text:span text:style-name="T1">Простота в использовании - метамодель должна предоставлять удобный API для </text:span><text:soft-page-break/><text:span text:style-name="T1">облегчения обхода структуры модели и реализации различных процедур анализа ПО. Исходя из возможного изменения структуры метамодели API должен предусматривать возможность работы с добавленными узлами.</text:span></text:p>
            </text:list-item>
            <text:list-item>
              <text:p text:style-name="P10"><text:span text:style-name="T1">Полнота - метамодель должна содержать достаточное количество информации для извлечения различных моделей, а также других свойств анализируемой системы (например, метрик).</text:span></text:p>
            </text:list-item>
          </text:list>
        </text:list-item>
        <text:list-item>
          <text:p text:style-name="P10"><text:span text:style-name="T1">Требования к инструментальной среде</text:span></text:p>
          <text:list>
            <text:list-item>
              <text:p text:style-name="P10"><text:span text:style-name="T1">Визуализация извлеченных моделей</text:span></text:p>
            </text:list-item>
            <text:list-item>
              <text:p text:style-name="P10"><text:span text:style-name="T1">Подсчет метрик</text:span></text:p>
            </text:list-item>
            <text:list-item>
              <text:p text:style-name="P10"><text:span text:style-name="T1">Визуализация дополнительных свойств</text:span></text:p>
            </text:list-item>
          </text:list>
        </text:list-item>
      </text:list>
      <text:list xml:id="list135646643737653" text:continue-list="list135646432806439" text:style-name="L1">
        <text:list-item>
          <text:p text:style-name="P5">На данный момент существует небольшое количество средств, использующих <text:span text:style-name="T1">описанный</text:span> подход:</text:p>
        </text:list-item>
      </text:list>
      <text:list xml:id="list851193383567898654" text:style-name="L3">
        <text:list-item>
          <text:list>
            <text:list-item>
              <text:p text:style-name="P6">Moose - платформа для анализа программ, поддерживает большое количество различных видов анализа: (построение и визуализация метрик, обнаружение клонов). Его недостатком является очень громоздкая модель программы.</text:p>
            </text:list-item>
            <text:list-item>
              <text:p text:style-name="P6">LLVM - <text:span text:style-name="T3">средство</text:span> для анализа и трансформации программ. <text:s/><text:span text:style-name="T3">Представляет собой фреймоврк для создания компиляторов. </text:span>Недостатком данного фреймворка является слишком низкоуровневое представление программы, не позволяющее строить некоторые виды визуализации и подсчет метрик.</text:p>
            </text:list-item>
            <text:list-item>
              <text:p text:style-name="P6">SMIILE - среда, предназначенная для вычисления метрик анализируемой системы. Данная среда не подходит для решения поставленных задач, так как ориентирована исключительно на метрики.</text:p>
            </text:list-item>
            <text:list-item>
              <text:p text:style-name="P6">Ulf-Ware - является средством для генерации кода Java и C++ из модели, созданной при помощи языка SDL. В силу специфики решаемой задачи, модель, используемая в данном средстве предназначена только для языков Java и C++.</text:p>
            </text:list-item>
          </text:list>
        </text:list-item>
      </text:list>
      <text:list xml:id="list135647156038459" text:continue-list="list135646643737653" text:style-name="L1">
        <text:list-item>
          <text:p text:style-name="P8"><text:span text:style-name="T2">Н</text:span>и одно из рассмотренных средств <text:span text:style-name="T2">не отвечает предъявленным требованиям, а следовательно было принято решение о разработке собственного средства. Таким образом, целью магистерской диссертации является разработка промежуточного представления, не зависящего от языка программирования программной системы, для применения обобщенных процедур анализа и Разработка графической инструментальной среды на основе промежуточного представления для визуализации моделей, метрик и свойств программных систем.</text:span></text:p>
        </text:list-item>
        <text:list-item>
          <text:p text:style-name="P11">На данном слайде приведена архитектура разработанной программной системы. При ее разработке учитывались следующие особенности:</text:p>
        </text:list-item>
      </text:list>
      <text:list xml:id="list2057811960301323555" text:style-name="L5">
        <text:list-item>
          <text:p text:style-name="P13">Часть программы, зависящую от языка программирования, на котором написано анализируемое ПО, необходимо вынести в отдельную составляющую для упрощения добавления новых преобразователей из описания программных систем в модель программ, тем самым увеличивая множество доступных систем для анализа.</text:p>
        </text:list-item>
        <text:list-item>
          <text:p text:style-name="P13">Необходимо отделить модель от процедур анализа. Таким образом можно расширять набор процедур анализа и визуализации, не изменяя структуру метамодели.</text:p>
        </text:list-item>
        <text:list-item>
          <text:p text:style-name="P13">Крайне сложно найти компромисс между уровнем абстракции и степенью детализации метамодели, поэтому необходимо предусмотреть возможность расширения путем добавления новых узлов в существующую метамодель.</text:p>
        </text:list-item>
      </text:list>
      <text:p text:style-name="P14"><text:tab/><text:span text:style-name="T4">С учетом данных особенностей работа системы выглядит следующим образом:</text:span></text:p>
      <text:list xml:id="list194432069355399696" text:style-name="L6">
        <text:list-item>
          <text:p text:style-name="P15">Файлы с исходным кодом анализируемой программы подаются на вход преобразователя соответствующего языка программирования</text:p>
        </text:list-item>
        <text:list-item>
          <text:p text:style-name="P15"><text:soft-page-break/>Задача преобразователя — лексический и синтаксический разбор исходного кода и построение модели анализируемой программы</text:p>
        </text:list-item>
        <text:list-item>
          <text:p text:style-name="P15">Далее полученная модель сериализуется в промежуточный формат. Этот подход позволяет отделить преобразователи от инструментальной среды в целом.</text:p>
        </text:list-item>
        <text:list-item>
          <text:p text:style-name="P15">После получения сериализованной модели программы, она загружается в инструментальную среду и десерализуется</text:p>
        </text:list-item>
        <text:list-item>
          <text:p text:style-name="P16">После загрузки при помощи предоставляемого API над моделью проводятся различные процедуры анализа и визуализации</text:p>
        </text:list-item>
        <text:list-item>
          <text:p text:style-name="P16">Результат выполнения предоставляется пользователю в графическом виде</text:p>
        </text:list-item>
      </text:list>
      <text:p text:style-name="P17"><text:tab/>Рассмотрим подробнее каждую составляющую системы.</text:p>
      <text:list xml:id="list135647878407014" text:continue-list="list135647156038459" text:style-name="L1">
        <text:list-item>
          <text:p text:style-name="P18">При разработке метамодели использовался стандарт MOF (Meta-Object Facility), созданный группой OMG. Данный стандарт является частью модельно-ориентированного подхода MDA и описывает архитектуру (мета-метамодель) для создания метамоделей. Однако, для упрощения работы с метамоделью, данная архитектура была модифицирована, а именно были убраны отдельные классы для отображения отношений между сущностями. Для обеспечения возможности добавления новых узлов все сущности наследуются от одного класса. Для обхода иерархии классов используется шаблон «Посетитель». Таким образом, для добавления новых классов в метамодель, необходимо унаследоваться от общего суперкласса и реализовать соответствующие методы для обхода новых классов.</text:p>
        </text:list-item>
        <text:list-item>
          <text:p text:style-name="P19">Преобразователи являются частью системы, зависящей от языка программирования. Для их разработки использовался универсальный подход — генерация лексического и синтаксического анализаторов с использованием генераторов парсеров. В данной работе использовался генератор ANTLR. Для демонстрации работы среды были разработаны парсеры Java и C.</text:p>
        </text:list-item>
        <text:list-item>
          <text:p text:style-name="P12"><text:s/><text:span text:style-name="T5">Графическая составляющая инструментальной среды была написана с использованием библиотеки Swing, для визуализации графов использовалась библиотека JgraphX. Для демонстрации возможностей предложенного промежуточного представления были разработаны процедуры визуализации AST и CFG, подсчета метрик Лоренца и Кидда, а также визуализации UML-диаграммы классов. Стоит отметить, что в силу недостаточной выразительности, не возможно построить все виды отношений, предусмотренных UML. На данный момент поддерживаются только ассоциации, обобщение и композиция.</text:span></text:p>
        </text:list-item>
        <text:list-item>
          <text:p text:style-name="P12"><text:s/><text:span text:style-name="T5">Рассказываю, что и почем</text:span></text:p>
        </text:list-item>
        <text:list-item>
          <text:p text:style-name="P12"><text:s/><text:span text:style-name="T5">←--&gt;</text:span></text:p>
        </text:list-item>
        <text:list-item>
          <text:p text:style-name="P12"><text:s/><text:span text:style-name="T5">←--&gt;</text:span></text:p>
        </text:list-item>
        <text:list-item>
          <text:p text:style-name="P12"><text:s/><text:span text:style-name="T5">←--&gt;</text:span></text:p>
        </text:list-item>
        <text:list-item>
          <text:p text:style-name="P12"><text:s/><text:span text:style-name="T5">←--&gt;</text:span></text:p>
        </text:list-item>
        <text:list-item>
          <text:p text:style-name="P12"><text:s/><text:span text:style-name="T5">Читаю со слайда</text:span></text:p>
        </text:list-item>
        <text:list-item>
          <text:p text:style-name="P12"><text:s/><text:span text:style-name="T5">Читаю со слайда</text:span></text:p>
        </text:list-item>
        <text:list-item>
          <text:p text:style-name="P19">На этом все, спасибо за внимание, я готов ответить на Ваши вопросы</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ru" fo:country="RU"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ru" fo:country="RU"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9T10:39:53.803893893</meta:creation-date>
    <dc:date>2014-06-09T13:56:46.243635086</dc:date>
    <meta:editing-duration>PT2H43M35S</meta:editing-duration>
    <meta:editing-cycles>13</meta:editing-cycles>
    <meta:generator>LibreOffice/4.2.4.2$Linux_X86_64 LibreOffice_project/420m0$Build-2</meta:generator>
    <meta:document-statistic meta:table-count="0" meta:image-count="0" meta:object-count="0" meta:page-count="3" meta:paragraph-count="47" meta:word-count="1056" meta:character-count="8570" meta:non-whitespace-character-count="7569"/>
  </office:meta>
</office:document-meta>
</file>